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style:snap-to-layout-grid="false"/>
      <style:text-properties fo:language="en" fo:country="US" style:language-complex="ar" style:country-complex="SA"/>
    </style:style>
    <style:style style:name="P7" style:family="paragraph" style:parent-style-name="CellBody">
      <style:paragraph-properties style:snap-to-layout-grid="false"/>
      <style:text-properties fo:color="#000000" fo:language="en" fo:country="US" fo:font-style="normal" officeooo:rsid="002b4cfd" officeooo:paragraph-rsid="002b4cfd" style:font-style-asian="normal" style:language-complex="ar" style:country-complex="SA" style:font-style-complex="normal"/>
    </style:style>
    <style:style style:name="P8" style:family="paragraph" style:parent-style-name="Document_20_Title">
      <style:text-properties fo:language="en" fo:country="US" style:language-complex="ar" style:country-complex="SA"/>
    </style:style>
    <style:style style:name="P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1" style:family="paragraph" style:parent-style-name="Body">
      <style:text-properties officeooo:paragraph-rsid="0021c380"/>
    </style:style>
    <style:style style:name="P12" style:family="paragraph" style:parent-style-name="Body">
      <style:text-properties fo:language="en" fo:country="US" style:language-complex="ar" style:country-complex="SA"/>
    </style:style>
    <style:style style:name="P13" style:family="paragraph" style:parent-style-name="Body">
      <style:text-properties fo:language="en" fo:country="US" officeooo:rsid="001febee" officeooo:paragraph-rsid="0021c380" style:language-complex="ar" style:country-complex="SA"/>
    </style:style>
    <style:style style:name="P14"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5" style:family="paragraph" style:parent-style-name="Body">
      <style:text-properties fo:color="#000000" fo:language="en" fo:country="US" fo:font-style="normal" officeooo:rsid="002ef109" officeooo:paragraph-rsid="002ef109" style:font-style-asian="normal" style:language-complex="ar" style:country-complex="SA" style:font-style-complex="normal"/>
    </style:style>
    <style:style style:name="P16" style:family="paragraph" style:parent-style-name="Body">
      <style:text-properties fo:color="#000000" fo:language="en" fo:country="US" fo:font-style="normal" officeooo:rsid="002f7f9a" officeooo:paragraph-rsid="002f7f9a" style:font-style-asian="normal" style:language-complex="ar" style:country-complex="SA" style:font-style-complex="normal"/>
    </style:style>
    <style:style style:name="P17" style:family="paragraph" style:parent-style-name="Body">
      <style:text-properties fo:color="#000000" fo:language="en" fo:country="US" fo:font-style="normal" officeooo:rsid="002f7f9a" officeooo:paragraph-rsid="002f97e0" style:font-style-asian="normal" style:language-complex="ar" style:country-complex="SA" style:font-style-complex="normal"/>
    </style:style>
    <style:style style:name="P18" style:family="paragraph" style:parent-style-name="Body">
      <style:text-properties fo:color="#000000" fo:language="en" fo:country="US" fo:font-style="normal" officeooo:rsid="002f97e0" officeooo:paragraph-rsid="002f97e0" style:font-style-asian="normal" style:language-complex="ar" style:country-complex="SA" style:font-style-complex="normal"/>
    </style:style>
    <style:style style:name="P19" style:family="paragraph" style:parent-style-name="Body">
      <style:text-properties fo:color="#000000" fo:language="en" fo:country="US" fo:font-style="normal" officeooo:rsid="00332790" officeooo:paragraph-rsid="00332790" style:font-style-asian="normal" style:language-complex="ar" style:country-complex="SA" style:font-style-complex="normal"/>
    </style:style>
    <style:style style:name="P20" style:family="paragraph" style:parent-style-name="Body">
      <style:text-properties officeooo:rsid="002f97e0" officeooo:paragraph-rsid="002f97e0"/>
    </style:style>
    <style:style style:name="P21" style:family="paragraph" style:parent-style-name="Body">
      <style:text-properties officeooo:rsid="002feaf1" officeooo:paragraph-rsid="002feaf1"/>
    </style:style>
    <style:style style:name="P22" style:family="paragraph" style:parent-style-name="Body">
      <style:text-properties officeooo:rsid="0032123d" officeooo:paragraph-rsid="0032123d"/>
    </style:style>
    <style:style style:name="P23" style:family="paragraph" style:parent-style-name="Body">
      <style:text-properties officeooo:rsid="00373494" officeooo:paragraph-rsid="0038063d"/>
    </style:style>
    <style:style style:name="P24" style:family="paragraph" style:parent-style-name="Body">
      <style:text-properties officeooo:rsid="0038063d" officeooo:paragraph-rsid="0038063d"/>
    </style:style>
    <style:style style:name="P25" style:family="paragraph" style:parent-style-name="Body">
      <style:text-properties officeooo:rsid="0038063d" officeooo:paragraph-rsid="003916cb"/>
    </style:style>
    <style:style style:name="P26" style:family="paragraph" style:parent-style-name="Body">
      <style:text-properties officeooo:rsid="003916cb" officeooo:paragraph-rsid="003916cb"/>
    </style:style>
    <style:style style:name="P27" style:family="paragraph" style:parent-style-name="Body">
      <style:text-properties officeooo:rsid="00393119" officeooo:paragraph-rsid="003a391a"/>
    </style:style>
    <style:style style:name="P28" style:family="paragraph" style:parent-style-name="Body">
      <style:text-properties officeooo:rsid="003a391a" officeooo:paragraph-rsid="003a7226"/>
    </style:style>
    <style:style style:name="P29"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0" style:family="paragraph" style:parent-style-name="Standard">
      <style:text-properties style:font-name="Arial" fo:language="en" fo:country="US" officeooo:paragraph-rsid="0021c380" style:language-complex="ar" style:country-complex="SA"/>
    </style:style>
    <style:style style:name="P31" style:family="paragraph" style:parent-style-name="Standard">
      <style:text-properties style:font-name="Arial" fo:language="en" fo:country="US" officeooo:rsid="001febee" officeooo:paragraph-rsid="0021c380" style:language-complex="ar" style:country-complex="SA"/>
    </style:style>
    <style:style style:name="P32" style:family="paragraph" style:parent-style-name="Text_20_body">
      <style:text-properties fo:color="#000000" style:font-name="LiberationSans" fo:font-size="10pt" fo:language="en" fo:country="US" fo:font-style="normal" officeooo:paragraph-rsid="002b4cfd" style:font-style-asian="normal" style:language-complex="ar" style:country-complex="SA" style:font-style-complex="normal"/>
    </style:style>
    <style:style style:name="P33" style:family="paragraph" style:parent-style-name="Text_20_body">
      <style:text-properties fo:color="#000000" style:font-name="LiberationSans" fo:font-size="10pt" fo:language="en" fo:country="US" fo:font-style="normal" officeooo:rsid="002b4cfd" officeooo:paragraph-rsid="002b4cfd" style:font-style-asian="normal" style:language-complex="ar" style:country-complex="SA" style:font-style-complex="normal"/>
    </style:style>
    <style:style style:name="P34" style:family="paragraph" style:parent-style-name="Text_20_body">
      <style:paragraph-properties style:writing-mode="lr-tb"/>
      <style:text-properties style:font-name="Helvetica1" fo:font-size="10pt"/>
    </style:style>
    <style:style style:name="P35" style:family="paragraph" style:parent-style-name="Text_20_body">
      <style:paragraph-properties fo:orphans="2" fo:widows="2" style:writing-mode="lr-tb"/>
    </style:style>
    <style:style style:name="P36"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391a" officeooo:paragraph-rsid="003a7226"/>
    </style:style>
    <style:style style:name="P37" style:family="paragraph" style:parent-style-name="Body">
      <loext:graphic-properties draw:fill="none"/>
      <style:paragraph-properties fo:margin-left="0in" fo:margin-right="0in" fo:margin-top="0.0835in" fo:margin-bottom="0.0835in" loext:contextual-spacing="false" fo:text-align="justify" style:justify-single-word="false" fo:orphans="2" fo:widows="2" fo:text-indent="0in" style:auto-text-indent="false" fo:background-color="transparent" style:writing-mode="lr-tb">
        <style:tab-stops>
          <style:tab-stop style:position="3.9374in"/>
        </style:tab-stops>
      </style:paragraph-properties>
      <style:text-properties officeooo:rsid="003a7226" officeooo:paragraph-rsid="003a7226"/>
    </style:style>
    <style:style style:name="P38" style:family="paragraph" style:parent-style-name="Abstract">
      <style:text-properties fo:language="en" fo:country="US" officeooo:paragraph-rsid="002b4cfd" style:language-complex="ar" style:country-complex="SA"/>
    </style:style>
    <style:style style:name="P39" style:family="paragraph" style:parent-style-name="Preformatted_20_Text" style:master-page-name="">
      <loext:graphic-properties draw:fill="none"/>
      <style:paragraph-properties fo:margin-left="0.25in" fo:margin-right="0in" fo:margin-top="0.0835in" fo:margin-bottom="0.0835in" loext:contextual-spacing="false" fo:text-align="justify" style:justify-single-word="false" fo:orphans="2" fo:widows="2" fo:text-indent="0in" style:auto-text-indent="false" style:page-number="auto" fo:background-color="transparent" style:writing-mode="lr-tb">
        <style:tab-stops>
          <style:tab-stop style:position="3.9374in"/>
        </style:tab-stops>
      </style:paragraph-properties>
      <style:text-properties style:font-name="CourierNewPSMT" fo:font-size="10pt" officeooo:rsid="003a391a" officeooo:paragraph-rsid="003a391a"/>
    </style:style>
    <style:style style:name="P4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1" style:family="paragraph" style:parent-style-name="Heading_20_1">
      <style:text-properties fo:language="en" fo:country="US" style:language-complex="ar" style:country-complex="SA"/>
    </style:style>
    <style:style style:name="P42" style:family="paragraph" style:parent-style-name="Heading_20_1">
      <style:paragraph-properties fo:break-before="page"/>
      <style:text-properties fo:language="en" fo:country="US" style:language-complex="ar" style:country-complex="SA"/>
    </style:style>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language="en" fo:country="US" officeooo:rsid="0021c380" officeooo:paragraph-rsid="0021c380" style:language-complex="ar" style:country-complex="SA"/>
    </style:style>
    <style:style style:name="P45" style:family="paragraph" style:parent-style-name="Heading_20_2">
      <style:text-properties fo:language="en" fo:country="US" officeooo:rsid="001febee" officeooo:paragraph-rsid="0021c380" style:language-complex="ar" style:country-complex="SA"/>
    </style:style>
    <style:style style:name="P46" style:family="paragraph" style:parent-style-name="Heading_20_2">
      <style:text-properties fo:language="en" fo:country="US" officeooo:paragraph-rsid="001febee" style:language-complex="ar" style:country-complex="SA"/>
    </style:style>
    <style:style style:name="P47" style:family="paragraph" style:parent-style-name="Heading_20_2">
      <style:text-properties fo:language="en" fo:country="US" officeooo:rsid="00373494" officeooo:paragraph-rsid="00373494" style:language-complex="ar" style:country-complex="SA"/>
    </style:style>
    <style:style style:name="P48" style:family="paragraph" style:parent-style-name="Heading_20_2">
      <style:text-properties fo:language="en" fo:country="US" officeooo:rsid="0038063d" officeooo:paragraph-rsid="0038063d" style:language-complex="ar" style:country-complex="SA"/>
    </style:style>
    <style:style style:name="P49" style:family="paragraph" style:parent-style-name="Heading_20_2">
      <style:text-properties fo:language="en" fo:country="US" officeooo:rsid="00393119" officeooo:paragraph-rsid="00393119" style:language-complex="ar" style:country-complex="SA"/>
    </style:style>
    <style:style style:name="P50" style:family="paragraph" style:parent-style-name="Definition_20_Term">
      <style:text-properties fo:language="en" fo:country="US" style:language-complex="ar" style:country-complex="SA"/>
    </style:style>
    <style:style style:name="P51" style:family="paragraph" style:parent-style-name="Abstract">
      <style:text-properties fo:font-size="16pt" fo:language="en" fo:country="US" fo:font-weight="bold" style:font-size-asian="16pt" style:font-weight-asian="bold" style:language-complex="ar" style:country-complex="SA"/>
    </style:style>
    <style:style style:name="P52" style:family="paragraph" style:parent-style-name="Standard">
      <style:text-properties fo:language="en" fo:country="US" style:language-complex="ar" style:country-complex="SA"/>
    </style:style>
    <style:style style:name="P53" style:family="paragraph" style:parent-style-name="Body" style:list-style-name="L1">
      <style:text-properties officeooo:rsid="002f97e0" officeooo:paragraph-rsid="002feaf1"/>
    </style:style>
    <style:style style:name="P54" style:family="paragraph" style:parent-style-name="Body" style:list-style-name="L2">
      <style:text-properties officeooo:rsid="002feaf1" officeooo:paragraph-rsid="002feaf1"/>
    </style:style>
    <style:style style:name="P55" style:family="paragraph" style:parent-style-name="Body" style:list-style-name="L2">
      <style:text-properties style:font-name="Arial" officeooo:rsid="002feaf1" officeooo:paragraph-rsid="002feaf1"/>
    </style:style>
    <style:style style:name="P56" style:family="paragraph" style:parent-style-name="Body">
      <style:text-properties style:font-name="Arial" officeooo:rsid="003301de" officeooo:paragraph-rsid="002feaf1"/>
    </style:style>
    <style:style style:name="P57" style:family="paragraph" style:parent-style-name="Body" style:list-style-name="L3">
      <style:text-properties officeooo:paragraph-rsid="00332790"/>
    </style:style>
    <style:style style:name="P58" style:family="paragraph" style:parent-style-name="Body" style:list-style-name="L3">
      <style:text-properties officeooo:rsid="00332790" officeooo:paragraph-rsid="00332790"/>
    </style:style>
    <style:style style:name="P59" style:family="paragraph" style:parent-style-name="Body" style:list-style-name="L3">
      <style:text-properties officeooo:rsid="00335754" officeooo:paragraph-rsid="00335754"/>
    </style:style>
    <style:style style:name="P60" style:family="paragraph" style:parent-style-name="Body" style:list-style-name="L4">
      <style:text-properties officeooo:rsid="00335754" officeooo:paragraph-rsid="00335754"/>
    </style:style>
    <style:style style:name="P61" style:family="paragraph" style:parent-style-name="Body" style:list-style-name="L4">
      <style:text-properties officeooo:rsid="00335754" officeooo:paragraph-rsid="00356d53"/>
    </style:style>
    <style:style style:name="P62" style:family="paragraph" style:parent-style-name="Body">
      <style:text-properties fo:color="#000000" style:font-name="Arial" fo:language="en" fo:country="US" fo:font-style="normal" officeooo:rsid="00335754" officeooo:paragraph-rsid="00335754" style:font-style-asian="normal" style:language-complex="ar" style:country-complex="SA" style:font-style-complex="normal"/>
    </style:style>
    <style:style style:name="P63" style:family="paragraph" style:parent-style-name="Body">
      <style:text-properties fo:color="#000000" officeooo:rsid="003b76cd" officeooo:paragraph-rsid="003d40f0"/>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3a391a" style:language-complex="ar" style:country-complex="SA"/>
    </style:style>
    <style:style style:name="T8" style:family="text">
      <style:text-properties fo:language="en" fo:country="US" officeooo:rsid="003d40f0" style:language-complex="ar" style:country-complex="SA"/>
    </style:style>
    <style:style style:name="T9" style:family="text">
      <style:text-properties fo:language="en" fo:country="US" fo:font-weight="bold" style:font-weight-asian="bold" style:language-complex="ar" style:country-complex="SA" style:font-weight-complex="bold"/>
    </style:style>
    <style:style style:name="T10" style:family="text">
      <style:text-properties style:font-name="Courier New"/>
    </style:style>
    <style:style style:name="T11" style:family="text">
      <style:text-properties officeooo:rsid="002a2281"/>
    </style:style>
    <style:style style:name="T12" style:family="text">
      <style:text-properties officeooo:rsid="002b4cfd"/>
    </style:style>
    <style:style style:name="T13" style:family="text">
      <style:text-properties officeooo:rsid="002d2852"/>
    </style:style>
    <style:style style:name="T14" style:family="text">
      <style:text-properties officeooo:rsid="002ef109"/>
    </style:style>
    <style:style style:name="T15" style:family="text">
      <style:text-properties officeooo:rsid="002f97e0"/>
    </style:style>
    <style:style style:name="T16" style:family="text">
      <style:text-properties officeooo:rsid="002feaf1"/>
    </style:style>
    <style:style style:name="T17" style:family="text">
      <style:text-properties style:font-name="Courier New2"/>
    </style:style>
    <style:style style:name="T18" style:family="text">
      <style:text-properties style:font-name="Courier New2" officeooo:rsid="0030fa9c"/>
    </style:style>
    <style:style style:name="T19" style:family="text">
      <style:text-properties style:font-name="Courier New2" officeooo:rsid="003301de"/>
    </style:style>
    <style:style style:name="T20" style:family="text">
      <style:text-properties style:font-name="Courier New2" officeooo:rsid="00332790"/>
    </style:style>
    <style:style style:name="T21" style:family="text">
      <style:text-properties style:font-name="Courier New2" officeooo:rsid="002d2852"/>
    </style:style>
    <style:style style:name="T22" style:family="text">
      <style:text-properties style:font-name="Courier New2" fo:language="en" fo:country="US" style:language-complex="ar" style:country-complex="SA"/>
    </style:style>
    <style:style style:name="T23" style:family="text">
      <style:text-properties style:font-name="Courier New2" fo:language="en" fo:country="US" officeooo:rsid="0037bff0" style:language-complex="ar" style:country-complex="SA"/>
    </style:style>
    <style:style style:name="T24" style:family="text">
      <style:text-properties style:font-name="Courier New2" fo:language="en" fo:country="US" officeooo:rsid="0038063d" style:language-complex="ar" style:country-complex="SA"/>
    </style:style>
    <style:style style:name="T25" style:family="text">
      <style:text-properties style:font-name="Courier New2" fo:language="en" fo:country="US" officeooo:rsid="00373494" style:language-complex="ar" style:country-complex="SA"/>
    </style:style>
    <style:style style:name="T26" style:family="text">
      <style:text-properties style:font-name="Courier New2" fo:language="en" fo:country="US" officeooo:rsid="003a391a" style:language-complex="ar" style:country-complex="SA"/>
    </style:style>
    <style:style style:name="T27" style:family="text">
      <style:text-properties style:font-name="Arial"/>
    </style:style>
    <style:style style:name="T28" style:family="text">
      <style:text-properties style:font-name="Arial" officeooo:rsid="0030fa9c"/>
    </style:style>
    <style:style style:name="T29" style:family="text">
      <style:text-properties style:font-name="Arial" officeooo:rsid="003301de"/>
    </style:style>
    <style:style style:name="T30" style:family="text">
      <style:text-properties style:font-name="Arial" officeooo:rsid="00332790"/>
    </style:style>
    <style:style style:name="T31" style:family="text">
      <style:text-properties style:font-name="Arial" fo:language="en" fo:country="US" style:language-complex="ar" style:country-complex="SA"/>
    </style:style>
    <style:style style:name="T32" style:family="text">
      <style:text-properties style:font-name="Arial" fo:language="en" fo:country="US" officeooo:rsid="0037bff0" style:language-complex="ar" style:country-complex="SA"/>
    </style:style>
    <style:style style:name="T33" style:family="text">
      <style:text-properties style:font-name="Arial" fo:language="en" fo:country="US" officeooo:rsid="0038063d" style:language-complex="ar" style:country-complex="SA"/>
    </style:style>
    <style:style style:name="T34" style:family="text">
      <style:text-properties style:font-name="Arial" fo:language="en" fo:country="US" officeooo:rsid="00373494" style:language-complex="ar" style:country-complex="SA"/>
    </style:style>
    <style:style style:name="T35" style:family="text">
      <style:text-properties style:font-name="Arial" fo:language="en" fo:country="US" officeooo:rsid="003916cb" style:language-complex="ar" style:country-complex="SA"/>
    </style:style>
    <style:style style:name="T36" style:family="text">
      <style:text-properties style:font-name="Arial" fo:language="en" fo:country="US" officeooo:rsid="00393119" style:language-complex="ar" style:country-complex="SA"/>
    </style:style>
    <style:style style:name="T37" style:family="text">
      <style:text-properties style:font-name="Arial" fo:language="en" fo:country="US" officeooo:rsid="003a391a" style:language-complex="ar" style:country-complex="SA"/>
    </style:style>
    <style:style style:name="T38" style:family="text">
      <style:text-properties style:font-name="Arial" fo:language="en" fo:country="US" officeooo:rsid="003a7226" style:language-complex="ar" style:country-complex="SA"/>
    </style:style>
    <style:style style:name="T39" style:family="text">
      <style:text-properties style:font-name="Arial" fo:language="en" fo:country="US" officeooo:rsid="003b76cd" style:language-complex="ar" style:country-complex="SA"/>
    </style:style>
    <style:style style:name="T40" style:family="text">
      <style:text-properties officeooo:rsid="0032123d"/>
    </style:style>
    <style:style style:name="T41" style:family="text">
      <style:text-properties officeooo:rsid="00332790"/>
    </style:style>
    <style:style style:name="T42" style:family="text">
      <style:text-properties style:font-name="Helvetica1" fo:font-size="10pt"/>
    </style:style>
    <style:style style:name="T43" style:family="text">
      <style:text-properties style:font-name="Helvetica1" fo:font-size="10pt" officeooo:rsid="00332790"/>
    </style:style>
    <style:style style:name="T44" style:family="text">
      <style:text-properties fo:color="#000000" fo:language="en" fo:country="US" fo:font-style="normal" officeooo:rsid="00332790" style:font-style-asian="normal" style:language-complex="ar" style:country-complex="SA" style:font-style-complex="normal"/>
    </style:style>
    <style:style style:name="T45" style:family="text">
      <style:text-properties fo:color="#000000" style:font-name="Courier New2" fo:language="en" fo:country="US" fo:font-style="normal" style:font-style-asian="normal" style:language-complex="ar" style:country-complex="SA" style:font-style-complex="normal"/>
    </style:style>
    <style:style style:name="T46" style:family="text">
      <style:text-properties fo:color="#000000" style:font-name="Courier New2" fo:language="en" fo:country="US" fo:font-style="normal" officeooo:rsid="00332790" style:font-style-asian="normal" style:language-complex="ar" style:country-complex="SA" style:font-style-complex="normal"/>
    </style:style>
    <style:style style:name="T47" style:family="text">
      <style:text-properties fo:color="#000000" style:font-name="Courier New2" fo:language="en" fo:country="US" fo:font-style="normal" officeooo:rsid="00335754" style:font-style-asian="normal" style:language-complex="ar" style:country-complex="SA" style:font-style-complex="normal"/>
    </style:style>
    <style:style style:name="T48" style:family="text">
      <style:text-properties fo:color="#000000" style:font-name="Courier New2" fo:language="en" fo:country="US" fo:font-style="normal" officeooo:rsid="00348baa" style:font-style-asian="normal" style:language-complex="ar" style:country-complex="SA" style:font-style-complex="normal"/>
    </style:style>
    <style:style style:name="T49" style:family="text">
      <style:text-properties fo:color="#000000" style:font-name="Arial" fo:language="en" fo:country="US" fo:font-style="normal" style:font-style-asian="normal" style:language-complex="ar" style:country-complex="SA" style:font-style-complex="normal"/>
    </style:style>
    <style:style style:name="T50" style:family="text">
      <style:text-properties fo:color="#000000" style:font-name="Arial" fo:language="en" fo:country="US" fo:font-style="normal" officeooo:rsid="00332790" style:font-style-asian="normal" style:language-complex="ar" style:country-complex="SA" style:font-style-complex="normal"/>
    </style:style>
    <style:style style:name="T51" style:family="text">
      <style:text-properties fo:color="#000000" style:font-name="Arial" fo:language="en" fo:country="US" fo:font-style="normal" officeooo:rsid="00335754" style:font-style-asian="normal" style:language-complex="ar" style:country-complex="SA" style:font-style-complex="normal"/>
    </style:style>
    <style:style style:name="T52" style:family="text">
      <style:text-properties fo:color="#000000" style:font-name="Arial" fo:language="en" fo:country="US" fo:font-style="normal" officeooo:rsid="00348baa" style:font-style-asian="normal" style:language-complex="ar" style:country-complex="SA" style:font-style-complex="normal"/>
    </style:style>
    <style:style style:name="T53" style:family="text">
      <style:text-properties fo:color="#000000" style:font-name="Arial" fo:language="en" fo:country="US" fo:font-style="normal" officeooo:rsid="00356d53" style:font-style-asian="normal" style:language-complex="ar" style:country-complex="SA" style:font-style-complex="normal"/>
    </style:style>
    <style:style style:name="T54" style:family="text">
      <style:text-properties officeooo:rsid="00335754"/>
    </style:style>
    <style:style style:name="T55" style:family="text">
      <style:text-properties officeooo:rsid="003b19ae"/>
    </style:style>
    <style:style style:name="T56" style:family="text">
      <style:text-properties style:font-name="Courier New2"/>
    </style:style>
    <style:style style:name="T57" style:family="text">
      <style:text-properties style:font-name="Courier New2" officeooo:rsid="003b19ae"/>
    </style:style>
    <style:style style:name="T58" style:family="text">
      <style:text-properties style:font-name="Courier New2" fo:language="en" fo:country="US" style:language-complex="ar" style:country-complex="SA"/>
    </style:style>
    <style:style style:name="T59" style:family="text">
      <style:text-properties style:font-name="Courier New2" fo:language="en" fo:country="US" officeooo:rsid="003d40f0" style:language-complex="ar" style:country-complex="SA"/>
    </style:style>
    <style:style style:name="T60" style:family="text">
      <style:text-properties style:font-name="Arial" officeooo:rsid="003b19ae"/>
    </style:style>
    <style:style style:name="T61" style:family="text">
      <style:text-properties style:font-name="Arial" fo:language="en" fo:country="US" style:language-complex="ar" style:country-complex="SA"/>
    </style:style>
    <style:style style:name="T62" style:family="text">
      <style:text-properties style:font-name="Arial" fo:language="en" fo:country="US" officeooo:rsid="003d40f0" style:language-complex="ar" style:country-complex="SA"/>
    </style:style>
    <style:style style:name="T63" style:family="text">
      <style:text-properties fo:color="#ed1c24" fo:language="en" fo:country="US" fo:font-weight="bold" style:font-weight-asian="bold" style:language-complex="ar" style:country-complex="SA"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8"><text:user-defined style:data-style-name="N0" text:name="RFC Title">Require java package capabilities</text:user-defined></text:p>
      <text:p text:style-name="P8"><text:span text:style-name="T2">Draft<text:line-break/><text:line-break/></text:span><text:span text:style-name="T2"><text:page-count style:num-format="1">10</text:page-count></text:span><text:span text:style-name="T2"> Pages</text:span></text:p>
      <text:p text:style-name="P51">Abstract</text:p>
      <text:p text:style-name="P38"><text:span text:style-name="T11">Java 9 adds the concept of modules</text:span>. <text:s/><text:span text:style-name="T11">With Java 9 the Java platform itself is composed of a set of modules which can be defined at launch time or built into an image using the jlink tool. <text:s/>The set of java.* packages which are provided by the runtime instance are not a constant set for each version of Java. <text:s/>OSGi needs to support bundles that have dependencies on specific java.* packages which may not be enabled by default with the Java runtime instance.</text:span></text:p>
      <text:h text:style-name="P42" text:outline-level="1" text:restart-numbering="true" text:start-value="-1">Document Information</text:h>
      <text:h text:style-name="P44" text:outline-level="2">License</text:h>
      <text:p text:style-name="P14">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1">I HEREBY ACKNOWLEDGE AND AGREE TO THE TERMS AND CONDITIONS DELINEATED ABOVE.</text:p>
      <text:h text:style-name="P45"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P11"><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0 Document Information<text:tab/>2</text:p>
          <text:p text:style-name="P9">0.1 License<text:tab/>2</text:p>
          <text:p text:style-name="P9">0.2 Trademarks<text:tab/>3</text:p>
          <text:p text:style-name="P9">0.3 Feedback<text:tab/>3</text:p>
          <text:p text:style-name="P9">0.4 Table of Contents<text:tab/>3</text:p>
          <text:p text:style-name="P9">0.5 Terminology and Document Conventions<text:tab/>4</text:p>
          <text:p text:style-name="P9">0.6 Revision History<text:tab/>4</text:p>
          <text:p text:style-name="P10">1 Introduction<text:tab/>4</text:p>
          <text:p text:style-name="P10">2 Application Domain<text:tab/>5</text:p>
          <text:p text:style-name="P10">3 Problem Description<text:tab/>5</text:p>
          <text:p text:style-name="P10">4 Requirements<text:tab/>5</text:p>
          <text:p text:style-name="P10">5 Technical Solution<text:tab/>5</text:p>
          <text:p text:style-name="P10">6 Data Transfer Objects<text:tab/>6</text:p>
          <text:p text:style-name="P10">7 Javadoc<text:tab/>6</text:p>
          <text:p text:style-name="P10">8 Considered Alternatives<text:tab/>6</text:p>
          <text:p text:style-name="P10"><text:soft-page-break/>9 Security Considerations<text:tab/>7</text:p>
          <text:p text:style-name="P10">10 Document Support<text:tab/>7</text:p>
          <text:p text:style-name="P9">10.1 References<text:tab/>7</text:p>
          <text:p text:style-name="P9">10.2 Author’s Address<text:tab/>7</text:p>
          <text:p text:style-name="P9">10.3 Acronyms and Abbreviations<text:tab/>7</text:p>
          <text:p text:style-name="P9">10.4 End of Document<text:tab/>7</text:p>
        </text:index-body>
      </text:table-of-content>
      <text:p text:style-name="P12"/>
      <text:h text:style-name="P46" text:outline-level="2">Terminology and Document Conventions</text:h>
      <text:p text:style-name="P1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2"><text:span text:style-name="T10">Source code is shown in this typeface</text:span>.</text:p>
      <text:h text:style-name="P43" text:outline-level="2">Revision History</text:h>
      <text:p text:style-name="P12">The last named individual in this history is currently responsible for this document.</text:p>
      <text:p text:style-name="P1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6">Initial</text:p>
          </table:table-cell>
          <table:table-cell table:style-name="Table1.A1" office:value-type="string">
            <text:p text:style-name="P7">2018-01-04</text:p>
          </table:table-cell>
          <table:table-cell table:style-name="Table1.C1" office:value-type="string">
            <text:p text:style-name="P7">Initial draft.</text:p>
            <text:p text:style-name="P7">Thomas Watson, IBM</text:p>
          </table:table-cell>
        </table:table-row>
      </table:table>
      <text:p text:style-name="P12"/>
      <text:h text:style-name="P41" text:outline-level="1">Introduction</text:h>
      <text:p text:style-name="P32">Java SE 9 added support for the Java Platform Module System to Java SE. One of the main goals of adding module support to Java SE was to modularize the Java platform API itself. This is in support of <text:span text:style-name="T12">allowing application modules to require specific modules provided by the Java platform itself or other third-party libraries.</text:span></text:p>
      <text:p text:style-name="P33">Once the platform is modularized the runtime can be configured to load only the modules which are required by the application. <text:s/>Java SE 9 has launching options for enabling specific sets of modules for the launched runtime instance. <text:s/>The jlink tool is also available for <text:span text:style-name="T13">creating a runtime image with a specific set of modules. <text:s/>This allows for a smaller custom runtime that only includes what is needed by the application.</text:span></text:p>
      <text:p text:style-name="P33"><text:span text:style-name="T13">The set of </text:span><text:span text:style-name="T21">java.*</text:span><text:span text:style-name="T13"> provided by the Java platform is no longer constant for a specific version of the Java Platform. <text:s/></text:span>It depends on the set of modules that are enabled for the runtime instance. <text:s/>OSGi bundles depend on <text:span text:style-name="T13">most</text:span> packages by using requirements (i.e. by specifying Import-Package or Require-Bundle) but as of the OSGi Core R4 specification bundles have been prohibited from <text:span text:style-name="T13">using Import-Package to specify requirements on the</text:span> <text:span text:style-name="T17">java.*</text:span> <text:soft-page-break/>packages. <text:s/>Instead OSGi bundles have used the osgi.ee namespace to specify a dependency on specific versions of <text:span text:style-name="T14">the </text:span>Java <text:span text:style-name="T14">platform</text:span> and it has been assumed that the set of <text:span text:style-name="T17">java.*</text:span> packages available for a specific version of <text:span text:style-name="T14">the platform</text:span> is constant.</text:p>
      <text:p text:style-name="P15">The OSGi framework, and tooling generating bundles, must provide a way for bundles to specify dependencies on packages from the <text:span text:style-name="T17">java.*</text:span> namespace (e.g. java.sql).</text:p>
      <text:h text:style-name="P41" text:outline-level="1">Application Domain</text:h>
      <text:p text:style-name="P20">A bundle is a JAR file with additional OSGi metadata which further describes the bundle. <text:s/>One aspect of this description is to specify what is required by the OSGi bundle in order to resolve and function properly. <text:s/>There are three namespaces in OSGi that are used to specify <text:span text:style-name="T16">capabilities and requirements for</text:span> Java APIs <text:span text:style-name="T40">or </text:span>code.</text:p>
      <text:list xml:id="list3791697151" text:style-name="L1">
        <text:list-item>
          <text:p text:style-name="P53">osgi.wiring.package – A specific java package name</text:p>
        </text:list-item>
        <text:list-item>
          <text:p text:style-name="P53">osgi.wiring.bundle – A specific OSGi bundle host identity</text:p>
        </text:list-item>
        <text:list-item>
          <text:p text:style-name="P53">osgi.ee – The running execution environment</text:p>
        </text:list-item>
      </text:list>
      <text:p text:style-name="P21">The resolution wires for the <text:span text:style-name="T17">osgi.wiring.package</text:span> and <text:span text:style-name="T17">osgi.wiring.bundle</text:span> namespaces both influence the OSGi bundle class loader delegation which allows an OSGi bundle to have access to packages provided by other bundles resolved in the OSGi framework. <text:s/>The <text:span text:style-name="T17">osgi.ee</text:span><text:span text:style-name="T27"> namespace does not influence class loader delegation but it does allow a framework to depend on two aspects of the running platform or execution environment</text:span></text:p>
      <text:list xml:id="list1476437333" text:style-name="L2">
        <text:list-item>
          <text:p text:style-name="P55">The Java byte code level which is supported by the running platform.</text:p>
        </text:list-item>
        <text:list-item>
          <text:p text:style-name="P54"><text:span text:style-name="T27">The set of </text:span><text:span text:style-name="T17">java.*</text:span><text:span text:style-name="T27"> sub-package </text:span><text:span text:style-name="T29">versions</text:span><text:span text:style-name="T27"> provided by the running platform.</text:span></text:p>
        </text:list-item>
      </text:list>
      <text:p text:style-name="P22"><text:span text:style-name="T27">An OSGi R6 Framework must boot delegate all class load requests for classes in </text:span><text:span text:style-name="T17">java.*</text:span><text:span text:style-name="T27"> sub-packages. <text:s/></text:span><text:span text:style-name="T29">Bundles are not allowed to use Import-Package or Export-Package for sub-packages of </text:span><text:span text:style-name="T19">java.*</text:span><text:span text:style-name="T29">.</text:span></text:p>
      <text:p text:style-name="P21"><text:span text:style-name="T27">With Java SE 9 it is no longer safe to assume a specific set of </text:span><text:span text:style-name="T17">java.*</text:span><text:span text:style-name="T27"> sub-packages will be available at runtime </text:span><text:span text:style-name="T28">for a specific version of the Java Platform or execution environment. <text:s/></text:span><text:span text:style-name="T29">Only the </text:span><text:span text:style-name="T19">java.*</text:span><text:span text:style-name="T29"> packages included in </text:span><text:span text:style-name="T19">java.base</text:span><text:span text:style-name="T29"> module are guaranteed to be available.</text:span><text:span text:style-name="T28"> <text:s/>The </text:span><text:span text:style-name="T18">osgi.ee</text:span><text:span text:style-name="T28"> namespace </text:span><text:span text:style-name="T29">cannot</text:span><text:span text:style-name="T28"> be used to depend on a specific set of </text:span><text:span text:style-name="T18">java.*</text:span><text:span text:style-name="T28"> packages. <text:s/>It should only be used to specify a minimal level of Java that must be supported by the running execution environment. <text:s/></text:span><text:span text:style-name="T29">Dependencies on specific </text:span><text:span text:style-name="T19">java.*</text:span><text:span text:style-name="T29"> sub-package names need to be specified with a different namespace </text:span><text:span text:style-name="T30">from the </text:span><text:span text:style-name="T20">osgi.ee</text:span><text:span text:style-name="T30"> namespace</text:span><text:span text:style-name="T29">.</text:span></text:p>
      <text:p text:style-name="P56"/>
      <text:h text:style-name="P41" text:outline-level="1"><text:soft-page-break/>Problem Description</text:h>
      <text:p text:style-name="P16">The OSGi framework specification does not provide a way to specify requirements on packages from the <text:span text:style-name="T17">java.*</text:span> namespace. <text:s/>The OSGi framework specification must be updated to support requirements on <text:span text:style-name="T17">java.*</text:span> packages (e.g. java.sql)</text:p>
      <text:h text:style-name="P41" text:outline-level="1">Requirements</text:h>
      <text:p text:style-name="P16">RJ0010 – Bundles must have way to specify a requirement on a specific sub-package of <text:span text:style-name="T17">jav</text:span><text:span text:style-name="T57">a.*</text:span> (e.g. java.sql).</text:p>
      <text:p text:style-name="P16">RJ0020 – Bundles must continue to have access to all available java sub-packages even if the bundle does not specify a requirement on the java sub-package (e.g. java.lang).</text:p>
      <text:p text:style-name="P17">RJ0030 – Only the system bundle must provide capabilities which <text:span text:style-name="T15">satisfy requirements on java sub-packages. <text:s/>Other bundles are prohibited from providing these capabilities.</text:span></text:p>
      <text:p text:style-name="P18">RJ0040 – <text:span text:style-name="T55">Bundles that require sub-packages of </text:span><text:span text:style-name="T57">java.*</text:span><text:span text:style-name="T60"> must work on all Java levels supported by the framework as long as the </text:span><text:span text:style-name="T57">java</text:span><text:span text:style-name="T60"> package is available in the running Java platform.</text:span></text:p>
      <text:p text:style-name="P18">RJ0050 – It must be possible for a single bundle to work on both OSGi R6 and R7 <text:span text:style-name="T41">but on R7 be able to specify requirements on specific </text:span><text:span text:style-name="T20">java.*</text:span><text:span text:style-name="T41"> package names</text:span>.</text:p>
      <text:h text:style-name="P41" text:outline-level="1">Technical Solution</text:h>
      <text:h text:style-name="P47" text:outline-level="2">Capabilities</text:h>
      <text:p text:style-name="P23"><text:span text:style-name="T5">Since the </text:span><text:span text:style-name="T22">osgi.ee</text:span><text:span text:style-name="T31"> namespace can no longer accurately describe the set of </text:span><text:span text:style-name="T22">java.*</text:span><text:span text:style-name="T31"> sub-packages available in the running Java platform a new set of capabilities must be provided by the system bundle which describes the available j</text:span><text:span text:style-name="T22">ava.*</text:span><text:span text:style-name="T31"> sub-packages. <text:s/>The existing </text:span><text:span text:style-name="T22">osgi.wiring.package</text:span><text:span text:style-name="T31"> namespace is used to specify the available j</text:span><text:span text:style-name="T22">ava.*</text:span><text:span text:style-name="T31"> sub-packages. <text:s/>The system bundle must discover all the available j</text:span><text:span text:style-name="T22">ava.*</text:span><text:span text:style-name="T31"> sub-packages in the running Java platform and automatically provide </text:span><text:span text:style-name="T32">the each </text:span><text:span text:style-name="T31">j</text:span><text:span text:style-name="T22">ava.*</text:span><text:span text:style-name="T31"> sub-package </text:span><text:span text:style-name="T32">as a separate system package </text:span><text:soft-page-break/><text:span text:style-name="T32">(See </text:span><text:span text:style-name="T23">Constants.FRAMEWORK_SYSTEMPACKAGES</text:span><text:span text:style-name="T32">). <text:s/>Besides the </text:span><text:span text:style-name="T22">osgi.wiring.package</text:span><text:span text:style-name="T31"> </text:span><text:span text:style-name="T32">attribute no additional attributes are required to be specified for the </text:span><text:span text:style-name="T31">j</text:span><text:span text:style-name="T22">ava.*</text:span><text:span text:style-name="T31"> sub-package</text:span><text:span text:style-name="T32">s. <text:s/></text:span><text:span text:style-name="T35">The Java m</text:span><text:span text:style-name="T33">odules providing </text:span><text:span text:style-name="T31">j</text:span><text:span text:style-name="T22">ava.*</text:span><text:span text:style-name="T31"> sub-package</text:span><text:span text:style-name="T32">s </text:span><text:span text:style-name="T35">are</text:span><text:span text:style-name="T33"> versioned along with the Java platform itself. <text:s/>The Java platform version attribute is still expressed using the </text:span><text:span text:style-name="T24">osgi.ee</text:span><text:span text:style-name="T33"> namespace.</text:span></text:p>
      <text:p text:style-name="P25"><text:span text:style-name="T31">The system bundle is the only bundle able to provide </text:span><text:span text:style-name="T25">osgi.wiring.package</text:span><text:span text:style-name="T31"> capabilities. <text:s/>Normal bundles that attempt to use Export-Package with a </text:span><text:span text:style-name="T34">j</text:span><text:span text:style-name="T25">ava.*</text:span><text:span text:style-name="T34"> sub-package </text:span><text:span text:style-name="T31">will result in a </text:span><text:span text:style-name="T22">BundleException</text:span><text:span text:style-name="T31"> indicating a manifest syntax error. </text:span><text:span text:style-name="T35">Framework implementations must provide </text:span><text:span text:style-name="T34">j</text:span><text:span text:style-name="T25">ava.*</text:span><text:span text:style-name="T34"> sub-package </text:span><text:span text:style-name="T35">capabilities for all Java platform versions the framework implementation supports, not only when running on Java 9 or greater.</text:span></text:p>
      <text:h text:style-name="P48" text:outline-level="2">Requirements</text:h>
      <text:p text:style-name="P24"><text:span text:style-name="T5">Bundles may require </text:span><text:span text:style-name="T34">j</text:span><text:span text:style-name="T25">ava.*</text:span><text:span text:style-name="T34"> sub-packages </text:span><text:span text:style-name="T31">using the </text:span><text:span text:style-name="T25">osgi.wiring.package</text:span><text:span text:style-name="T34"> namespace. </text:span><text:span text:style-name="T31">The</text:span><text:span text:style-name="T34"> </text:span><text:span text:style-name="T25">osgi.wiring.package</text:span><text:span text:style-name="T34"> namespace </text:span><text:span text:style-name="T31">requirements must only be specified using the </text:span><text:span text:style-name="T22">Import-Package</text:span><text:span text:style-name="T34"> </text:span><text:span text:style-name="T31">header. <text:s text:c="3"/>Besides the </text:span><text:span text:style-name="T34">j</text:span><text:span text:style-name="T25">ava.*</text:span><text:span text:style-name="T34"> sub-package </text:span><text:span text:style-name="T31">name, no other matching attribute should be specified for the imported package</text:span><text:span text:style-name="T36">s</text:span><text:span text:style-name="T31">. The </text:span><text:span text:style-name="T22">osgi.ee</text:span><text:span text:style-name="T31"> namespace </text:span><text:span text:style-name="T35">must</text:span><text:span text:style-name="T31"> be required to specify the version of the Java platform required by the bundle.</text:span></text:p>
      <text:p text:style-name="P26"><text:span text:style-name="T39">The b</text:span><text:span text:style-name="T31">undle </text:span><text:span text:style-name="T39">class loader</text:span><text:span text:style-name="T31">s will continue to have free access to all available </text:span><text:span text:style-name="T34">j</text:span><text:span text:style-name="T25">ava.*</text:span><text:span text:style-name="T34"> sub-packages </text:span><text:span text:style-name="T31">available in the running Java platform even when the bundle does not specify any Import-Package header. <text:s/>This is because class loads for classes in the </text:span><text:span text:style-name="T34">j</text:span><text:span text:style-name="T25">ava.*</text:span><text:span text:style-name="T34"> sub-package</text:span><text:span text:style-name="T31">s will continue to be boot delegated in an OSGi R7 framework implementation. <text:s/>The bundle class loader</text:span><text:span text:style-name="T39">s</text:span><text:span text:style-name="T31"> must boot delegate </text:span><text:span text:style-name="T22">java.*</text:span><text:span text:style-name="T31"> packages even in the absence of any </text:span><text:span text:style-name="T22">java.*</text:span><text:span text:style-name="T31"> package requirements because the internals of the JVM implementation make assumptions about all class loaders having visibility to all provided </text:span><text:span text:style-name="T22">java.*</text:span><text:span text:style-name="T31"> packages. <text:s/>Particularly (but may not be exclusively) from the </text:span><text:span text:style-name="T22">java.base</text:span><text:span text:style-name="T31"> module.</text:span></text:p>
      <text:h text:style-name="P49" text:outline-level="2">Supporting OSGi R6 Frameworks</text:h>
      <text:p text:style-name="P27"><text:span text:style-name="T7">The OSGi R6 core specification prohibits bundles from importing </text:span><text:span text:style-name="T34">j</text:span><text:span text:style-name="T25">ava.*</text:span><text:span text:style-name="T34"> sub-package</text:span><text:span text:style-name="T31">s </text:span><text:span text:style-name="T37">and will throw a </text:span><text:span text:style-name="T26">BundleException</text:span><text:span text:style-name="T37"> if such a bundle </text:span><text:span text:style-name="T38">is</text:span><text:span text:style-name="T37"> attempted to be installed.</text:span><text:span text:style-name="T7"> </text:span><text:span text:style-name="T5">Bundles that must support OSGi R6 Frameworks but want to utilize this new OSGi R7 functionality to import </text:span><text:span text:style-name="T34">j</text:span><text:span text:style-name="T25">ava.*</text:span><text:span text:style-name="T34"> sub-package</text:span><text:span text:style-name="T31">s may be packaged as a multi-release JAR. <text:s/>Multi-Release JAR support is new to R7 and allows bundles to provide alternative values for the </text:span><text:span text:style-name="T22">Import-Package</text:span><text:span text:style-name="T31"> header </text:span><text:span text:style-name="T37">depending on the version of Java being used at runtime. <text:s/>An OSGi R6 Framework will not understand the multi-release JAR versioned content and therefore will only load the </text:span><text:span text:style-name="T26">Import-Package</text:span><text:span text:style-name="T37"> specified in the base bundle manifest (</text:span><text:span text:style-name="T26">META-INF/MANIFEST.MF</text:span><text:span text:style-name="T37">).</text:span></text:p>
      <text:p text:style-name="P28"><text:span text:style-name="T31">A bundle that must still be able to be installed on an OSGi R6 Framework must only specify </text:span><text:span text:style-name="T22">non-ja</text:span><text:span text:style-name="T25">va.*</text:span><text:span text:style-name="T34"> sub-package</text:span><text:span text:style-name="T31">s in their base bundle manifest </text:span><text:span text:style-name="T22">Import-Package</text:span><text:span text:style-name="T31"> </text:span><text:span text:style-name="T38">header</text:span><text:span text:style-name="T31">. <text:s/>A versioned manifest must also be included for at least Java 9:</text:span></text:p>
      <text:p text:style-name="P39">META-INF/versions/9/OSGI-INF/MANIFEST.MF</text:p>
      <text:p text:style-name="P36">This bundle manifest must contain the original <text:span text:style-name="T17">Import-Package</text:span> header from the base bundle manifest as well as any of the bundles required <text:span text:style-name="T34">j</text:span><text:span text:style-name="T25">ava.*</text:span><text:span text:style-name="T34"> sub-package </text:span><text:span text:style-name="T31">names. <text:s/>When running on an OSGi R6 Framework this versioned manifest will be ignored and therefore the bundle will install successfully </text:span><text:span text:style-name="T38">as if the bundle did not specify an import for the </text:span><text:span text:style-name="T34">j</text:span><text:span text:style-name="T25">ava.*</text:span><text:span text:style-name="T34"> sub-package</text:span><text:span text:style-name="T38">s</text:span><text:span text:style-name="T31">.</text:span></text:p>
      <text:p text:style-name="P37"><text:span text:style-name="T31">If a bundle will always require OSGi R7 or greater there is no need to use multi-release JARs for this purpose even when the bundle must support Java 8 or earlier. <text:s/>This is because OSGi R7 frameworks must provide the </text:span><text:span text:style-name="T34">j</text:span><text:span text:style-name="T25">ava.*</text:span><text:span text:style-name="T34"> sub-package </text:span><text:span text:style-name="T35">capabilities for all Java platform versions the framework implementation supports, not only when running on Java 9 or greater. <text:s/></text:span><text:span text:style-name="T31">As long as the </text:span><text:span text:style-name="T34">j</text:span><text:span text:style-name="T25">ava.*</text:span><text:span text:style-name="T34"> sub-package </text:span><text:span text:style-name="T31">is available on the running Java platform the bundle with an import for the <text:s/></text:span><text:span text:style-name="T34">j</text:span><text:span text:style-name="T25">ava.*</text:span><text:span text:style-name="T34"> sub-package </text:span><text:span text:style-name="T31">must resolve.</text:span></text:p>
      <text:h text:style-name="P41" text:outline-level="1"><text:soft-page-break/>Data Transfer Objects</text:h>
      <text:p text:style-name="P34">This design does not alter any existing DTOs nor def<text:span text:style-name="T41">i</text:span>ne any new DTOs. </text:p>
      <text:h text:style-name="P41" text:outline-level="1">Javadoc</text:h>
      <text:p text:style-name="P35"><text:span text:style-name="T42">This design does not add or alter any Java API for the OSGi specif</text:span><text:span text:style-name="T43">i</text:span><text:span text:style-name="T42">cations. </text:span></text:p>
      <text:h text:style-name="P41" text:outline-level="1">Considered Alternatives</text:h>
      <text:p text:style-name="P19">An alternative solution <text:span text:style-name="T54">considered </text:span>us<text:span text:style-name="T54">ing</text:span> a separate namespace (<text:span text:style-name="T17">osgi.ee.package</text:span>) for the <text:span text:style-name="T17">java.*</text:span> sub-package names. <text:s text:c="2"/>This approach has the following <text:span text:style-name="T54">advantages</text:span>:</text:p>
      <text:list xml:id="list1197357952" text:style-name="L3">
        <text:list-item>
          <text:p text:style-name="P57"><text:span text:style-name="T44">Historically the </text:span><text:span text:style-name="T46">osgi.wiring.package</text:span><text:span text:style-name="T50"> namespace wires have been used to influence class loader delegation. <text:s/>For the </text:span><text:span text:style-name="T46">java.*</text:span><text:span text:style-name="T50"> packages this will no longer be true because these packages will continue to be boot delegated which effectively will cause any </text:span><text:span text:style-name="T46">osgi.wiring.package</text:span><text:span text:style-name="T50"> wires to the </text:span><text:span text:style-name="T46">java.*</text:span><text:span text:style-name="T50"> packages to be ignored.</text:span></text:p>
        </text:list-item>
        <text:list-item>
          <text:p text:style-name="P58"><text:span text:style-name="T49">A separate namespace would allow the possibility of resolving a bundle that requires specific </text:span><text:span text:style-name="T45">java.*</text:span><text:span text:style-name="T49"> packages on an R6 framework implementation by configuring the </text:span><text:span text:style-name="T51">framework launch property </text:span><text:span text:style-name="T45">org.osgi.framework.system.capabilities.extra</text:span><text:span text:style-name="T49"> </text:span><text:span text:style-name="T51">with the necessary </text:span><text:span text:style-name="T47">osgi.ee.package</text:span><text:span text:style-name="T51"> capabilities for the running Java platform.</text:span></text:p>
        </text:list-item>
        <text:list-item>
          <text:p text:style-name="P59"><text:span text:style-name="T51">P</text:span><text:span text:style-name="T49">rovide a consistent resolution error even when running on an OSGi R6 framework. <text:s/>The new namespace requirements will be recognized by an R6 framework and cause the same resolution error which would be seen on an R7 framework </text:span><text:span text:style-name="T52">when a required package is not available. <text:s/>The difference being that on an R6 framework the resolution error can only be solved by extra framework configuration. <text:s/>Using the </text:span><text:span text:style-name="T48">osgi.wiring.package</text:span><text:span text:style-name="T52"> namespace for </text:span><text:span text:style-name="T48">java.*</text:span><text:span text:style-name="T52"> packages will always result in a manifest syntax error at install time on and OSGi R6 framework.</text:span></text:p>
        </text:list-item>
      </text:list>
      <text:p text:style-name="P62">This alternative solution was not agreed upon because of the following reasons</text:p>
      <text:list xml:id="list2551409974" text:style-name="L4">
        <text:list-item>
          <text:p text:style-name="P60"><text:soft-page-break/><text:span text:style-name="T49">A future OSGi specification may decide to enforce </text:span><text:span text:style-name="T45">java.*</text:span><text:span text:style-name="T49"> package wires for class loader delegation. <text:s/>A separate namespace will make that more complicated and confusing in the future.</text:span></text:p>
        </text:list-item>
        <text:list-item>
          <text:p text:style-name="P61"><text:span text:style-name="T49">A </text:span><text:span text:style-name="T52">new </text:span><text:span text:style-name="T49">namespace to describe a capability/requirement for a package name is confusing </text:span><text:span text:style-name="T52">when there is already an existing </text:span><text:span text:style-name="T48">osgi.wiring.package</text:span><text:span text:style-name="T52"> namespace</text:span><text:span text:style-name="T49">. <text:s/></text:span><text:span text:style-name="T53">Besides the fact that t</text:span><text:span text:style-name="T52">he </text:span><text:span text:style-name="T48">java.*</text:span><text:span text:style-name="T52"> packages </text:span><text:span text:style-name="T53">are boot delegated they should be treated like other packages because </text:span><text:span text:style-name="T48">java.*</text:span><text:span text:style-name="T52"> packages </text:span><text:span text:style-name="T53">are real packages.</text:span></text:p>
        </text:list-item>
      </text:list>
      <text:h text:style-name="P41" text:outline-level="1">Security Considerations</text:h>
      <text:p text:style-name="P63"><text:span text:style-name="T63">#### TODO </text:span><text:span text:style-name="T5">Should bundles be granted import </text:span><text:span text:style-name="T59">PackagePermission</text:span><text:span text:style-name="T5"> for </text:span><text:span text:style-name="T22">java.*</text:span><text:span text:style-name="T31"> implicitly since bundles always have access to </text:span><text:span text:style-name="T22">java.*</text:span><text:span text:style-name="T31"> packages without having a package requirement? <text:s/></text:span><text:span text:style-name="T62">Is there value in preventing resolution of </text:span><text:span text:style-name="T22">java.*</text:span><text:span text:style-name="T31"> packages </text:span><text:span text:style-name="T62">by using permission checks?</text:span></text:p>
      <text:h text:style-name="P41" text:outline-level="1">Document Support</text:h>
      <text:h text:style-name="P43" text:outline-level="2">References</text:h>
      <text:list xml:id="list503028831" text:style-name="WW8Num3">
        <text:list-item>
          <text:p text:style-name="P50"><text:bookmark-start text:name="_Ref493020620"/>Bradner, S., Key words for use in RFCs to Indicate Requirement Levels, RFC2119, March 1997.<text:bookmark-end text:name="_Ref493020620"/></text:p>
        </text:list-item>
        <text:list-item>
          <text:p text:style-name="P50">Software Requirements &amp; Specifications. Michael Jackson. ISBN 0-201-87712-0</text:p>
        </text:list-item>
      </text:list>
      <text:p text:style-name="P52"><text:span text:style-name="T4"/></text:p>
      <text:h text:style-name="P43" text:outline-level="2">Author’s Address</text:h>
      <text:p text:style-name="P12"/>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5"/>
          </table:table-cell>
        </table:table-row>
        <table:table-row table:style-name="Table2.1">
          <table:table-cell table:style-name="Table2.A1" office:value-type="string">
            <text:p text:style-name="P5">Company</text:p>
          </table:table-cell>
          <table:table-cell table:style-name="Table2.B1" office:value-type="string">
            <text:p text:style-name="P5"/>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6">e-mail</text:p>
          </table:table-cell>
          <table:table-cell table:style-name="Table2.B1" office:value-type="string">
            <text:p text:style-name="P6"/>
          </table:table-cell>
        </table:table-row>
      </table:table>
      <text:p text:style-name="P12"/>
      <text:h text:style-name="P43" text:outline-level="2"><text:soft-page-break/>Acronyms and Abbreviations</text:h>
      <text:p text:style-name="P12"/>
      <text:h text:style-name="P43" text:outline-level="2">End of Document</text:h>
      <text:p text:style-name="P1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NewPSMT" svg:font-family="CourierNewPSMT"/>
    <style:font-face style:name="Helvetica1" svg:font-family="Helvetica"/>
    <style:font-face style:name="LiberationSans" svg:font-family="LiberationSans"/>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0231D6ACC263EE0A.png" xlink:type="simple" xlink:show="embed" xlink:actuate="onLoad" loext:mime-type="image/png"/></draw:frame><text:tab/><text:user-defined style:data-style-name="N0" text:name="RFC Title">Require java package capabilities</text:user-defined><text:tab/>Page <text:page-number text:select-page="current">9</text:page-number><text:s/>of <text:page-count style:num-format="1">10</text:page-count></text:p>
        <text:p text:style-name="Header"/>
        <text:p text:style-name="Header"><text:tab/>Draft<text:tab/> <text:modification-date style:data-style-name="N76">January 5, 2018</text:modification-date></text:p>
      </style:header>
      <style:footer>
        <text:p text:style-name="MP1">Copyright © <text:span text:style-name="MT1">OSGi Alliance </text:span><text:span text:style-name="MT1"><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8</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8-01-04T12:25:19.526795000</meta:creation-date>
    <meta:editing-cycles>7</meta:editing-cycles>
    <meta:editing-duration>PT1H19M</meta:editing-duration>
    <dc:title>Require java package capabilities</dc:title>
    <dc:date>2018-01-05T13:54:19.796659000</dc:date>
    <meta:document-statistic meta:table-count="2" meta:image-count="2" meta:object-count="0" meta:page-count="10" meta:paragraph-count="119" meta:word-count="3011" meta:character-count="19477" meta:non-whitespace-character-count="16542"/>
    <meta:user-defined meta:name="Info"/>
    <meta:user-defined meta:name="Info 3"/>
    <meta:user-defined meta:name="Info 4"/>
    <meta:user-defined meta:name="RFC Title">Require java package capabilities</meta:user-defined>
  </office:meta>
</office:document-meta>
</file>